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Standard" style:family="paragraph">
      <style:text-properties fo:language="en" fo:country="US"/>
    </style:style>
    <style:style style:name="P6" style:parent-style-name="Normal" style:family="paragraph">
      <style:paragraph-properties fo:widows="2" fo:orphans="2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" style:parent-style-name="DefaultParagraphFont" style:family="text">
      <style:text-properties style:font-name="inherit" style:font-name-asian="Times New Roman" style:font-name-complex="Consolas" fo:color="#303336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8" style:parent-style-name="Standard" style:family="paragraph">
      <style:text-properties fo:language="en" fo:country="US"/>
    </style:style>
  </office:automatic-styles>
  <office:body>
    <office:text text:use-soft-page-breaks="true">
      <text:p text:style-name="P1">Create Dump</text:p>
      <text:p text:style-name="Standard">Go to mngodb bin and double click mongodump -&gt; it will create dumps of all your databases in a folder called dump.</text:p>
      <text:p text:style-name="Standard"/>
      <text:p text:style-name="P2">Restore a collection</text:p>
      <text:p text:style-name="Standard">mongorestore.exe –collection<text:s/><text:span text:style-name="T3">col_name</text:span><text:s/>–db<text:s/><text:span text:style-name="T4">db_name</text:span><text:s/>patth/to/file/file.bson</text:p>
      <text:p text:style-name="Standard"/>
      <text:p text:style-name="Standard"/>
      <text:p text:style-name="P5">import json</text:p>
      <text:p text:style-name="P6"><text:span text:style-name="T7">mongoimport --db dbName --collection collectionName --file fileName.json --jsonArray</text:span>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ome</dc:creator>
    <meta:creation-date>2009-04-16T11:32:00Z</meta:creation-date>
    <dc:date>2017-08-25T17:14:00Z</dc:date>
    <meta:template xlink:href="Normal.dotm" xlink:type="simple"/>
    <meta:editing-cycles>9</meta:editing-cycles>
    <meta:editing-duration>PT4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8" meta:character-count="322" meta:row-count="2" meta:non-whitespace-character-count="275"/>
  </office:meta>
</office:document-meta>
</file>